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1.0075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1.2008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1.1043in"/>
    </style:style>
    <style:style style:name="co15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.028627" calcext:value-type="float">
            <text:p>1.028627</text:p>
          </table:table-cell>
          <table:table-cell office:value-type="float" office:value="2.713975" calcext:value-type="float">
            <text:p>2.713975</text:p>
          </table:table-cell>
          <table:table-cell office:value-type="float" office:value="4.183554" calcext:value-type="float">
            <text:p>4.183554</text:p>
          </table:table-cell>
          <table:table-cell office:value-type="float" office:value="15.227835" calcext:value-type="float">
            <text:p>15.227835</text:p>
          </table:table-cell>
          <table:table-cell office:value-type="float" office:value="9.718167" calcext:value-type="float">
            <text:p>9.718167</text:p>
          </table:table-cell>
          <table:table-cell office:value-type="float" office:value="431.43201" calcext:value-type="float">
            <text:p>431.432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6974" calcext:value-type="float">
            <text:p>1.56974</text:p>
          </table:table-cell>
          <table:table-cell office:value-type="float" office:value="2.077559" calcext:value-type="float">
            <text:p>2.077559</text:p>
          </table:table-cell>
          <table:table-cell office:value-type="float" office:value="3.981139" calcext:value-type="float">
            <text:p>3.981139</text:p>
          </table:table-cell>
          <table:table-cell office:value-type="float" office:value="3.095238" calcext:value-type="float">
            <text:p>3.095238</text:p>
          </table:table-cell>
          <table:table-cell office:value-type="float" office:value="124.18532" calcext:value-type="float">
            <text:p>124.185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31228" calcext:value-type="float">
            <text:p>1.631228</text:p>
          </table:table-cell>
          <table:table-cell office:value-type="float" office:value="2.068103" calcext:value-type="float">
            <text:p>2.068103</text:p>
          </table:table-cell>
          <table:table-cell office:value-type="float" office:value="3.698279" calcext:value-type="float">
            <text:p>3.698279</text:p>
          </table:table-cell>
          <table:table-cell office:value-type="float" office:value="3.046953" calcext:value-type="float">
            <text:p>3.046953</text:p>
          </table:table-cell>
          <table:table-cell office:value-type="float" office:value="135.018" calcext:value-type="float">
            <text:p>135.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.02618" calcext:value-type="float">
            <text:p>1.02618</text:p>
          </table:table-cell>
          <table:table-cell office:value-type="float" office:value="1.675815" calcext:value-type="float">
            <text:p>1.675815</text:p>
          </table:table-cell>
          <table:table-cell office:value-type="float" office:value="2.196989" calcext:value-type="float">
            <text:p>2.196989</text:p>
          </table:table-cell>
          <table:table-cell office:value-type="float" office:value="3.263679" calcext:value-type="float">
            <text:p>3.263679</text:p>
          </table:table-cell>
          <table:table-cell office:value-type="float" office:value="3.398359" calcext:value-type="float">
            <text:p>3.398359</text:p>
          </table:table-cell>
          <table:table-cell office:value-type="float" office:value="27.99044" calcext:value-type="float">
            <text:p>27.990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.015029" calcext:value-type="float">
            <text:p>1.015029</text:p>
          </table:table-cell>
          <table:table-cell office:value-type="float" office:value="1.752778" calcext:value-type="float">
            <text:p>1.752778</text:p>
          </table:table-cell>
          <table:table-cell office:value-type="float" office:value="2.5" calcext:value-type="float">
            <text:p>2.5</text:p>
          </table:table-cell>
          <table:table-cell office:value-type="float" office:value="5.656222" calcext:value-type="float">
            <text:p>5.656222</text:p>
          </table:table-cell>
          <table:table-cell office:value-type="float" office:value="3.979601" calcext:value-type="float">
            <text:p>3.979601</text:p>
          </table:table-cell>
          <table:table-cell office:value-type="float" office:value="268.51961" calcext:value-type="float">
            <text:p>268.519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.030052" calcext:value-type="float">
            <text:p>1.030052</text:p>
          </table:table-cell>
          <table:table-cell office:value-type="float" office:value="1.767724" calcext:value-type="float">
            <text:p>1.767724</text:p>
          </table:table-cell>
          <table:table-cell office:value-type="float" office:value="2.540541" calcext:value-type="float">
            <text:p>2.540541</text:p>
          </table:table-cell>
          <table:table-cell office:value-type="float" office:value="4.804146" calcext:value-type="float">
            <text:p>4.804146</text:p>
          </table:table-cell>
          <table:table-cell office:value-type="float" office:value="3.990242" calcext:value-type="float">
            <text:p>3.990242</text:p>
          </table:table-cell>
          <table:table-cell office:value-type="float" office:value="50.33318" calcext:value-type="float">
            <text:p>50.33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.172742" calcext:value-type="float">
            <text:p>1.172742</text:p>
          </table:table-cell>
          <table:table-cell office:value-type="float" office:value="2.614269" calcext:value-type="float">
            <text:p>2.614269</text:p>
          </table:table-cell>
          <table:table-cell office:value-type="float" office:value="4.217766" calcext:value-type="float">
            <text:p>4.217766</text:p>
          </table:table-cell>
          <table:table-cell office:value-type="float" office:value="6.912379" calcext:value-type="float">
            <text:p>6.912379</text:p>
          </table:table-cell>
          <table:table-cell office:value-type="float" office:value="6.979976" calcext:value-type="float">
            <text:p>6.979976</text:p>
          </table:table-cell>
          <table:table-cell office:value-type="float" office:value="83.65675" calcext:value-type="float">
            <text:p>83.65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.022448" calcext:value-type="float">
            <text:p>1.022448</text:p>
          </table:table-cell>
          <table:table-cell office:value-type="float" office:value="2.660241" calcext:value-type="float">
            <text:p>2.660241</text:p>
          </table:table-cell>
          <table:table-cell office:value-type="float" office:value="4.126306" calcext:value-type="float">
            <text:p>4.126306</text:p>
          </table:table-cell>
          <table:table-cell office:value-type="float" office:value="15.786739" calcext:value-type="float">
            <text:p>15.786739</text:p>
          </table:table-cell>
          <table:table-cell office:value-type="float" office:value="9.980769" calcext:value-type="float">
            <text:p>9.980769</text:p>
          </table:table-cell>
          <table:table-cell office:value-type="float" office:value="431.91998" calcext:value-type="float">
            <text:p>431.919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874775" calcext:value-type="float">
            <text:p>1.874775</text:p>
          </table:table-cell>
          <table:table-cell office:value-type="float" office:value="2.589602" calcext:value-type="float">
            <text:p>2.589602</text:p>
          </table:table-cell>
          <table:table-cell office:value-type="float" office:value="4.816084" calcext:value-type="float">
            <text:p>4.816084</text:p>
          </table:table-cell>
          <table:table-cell office:value-type="float" office:value="3.877027" calcext:value-type="float">
            <text:p>3.877027</text:p>
          </table:table-cell>
          <table:table-cell office:value-type="float" office:value="63.09458" calcext:value-type="float">
            <text:p>63.094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828438" calcext:value-type="float">
            <text:p>1.828438</text:p>
          </table:table-cell>
          <table:table-cell office:value-type="float" office:value="2.564349" calcext:value-type="float">
            <text:p>2.564349</text:p>
          </table:table-cell>
          <table:table-cell office:value-type="float" office:value="5.343907" calcext:value-type="float">
            <text:p>5.343907</text:p>
          </table:table-cell>
          <table:table-cell office:value-type="float" office:value="4.214538" calcext:value-type="float">
            <text:p>4.214538</text:p>
          </table:table-cell>
          <table:table-cell office:value-type="float" office:value="410.29414" calcext:value-type="float">
            <text:p>410.294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.025134" calcext:value-type="float">
            <text:p>1.025134</text:p>
          </table:table-cell>
          <table:table-cell office:value-type="float" office:value="1.868724" calcext:value-type="float">
            <text:p>1.868724</text:p>
          </table:table-cell>
          <table:table-cell office:value-type="float" office:value="2.666667" calcext:value-type="float">
            <text:p>2.666667</text:p>
          </table:table-cell>
          <table:table-cell office:value-type="float" office:value="6.113347" calcext:value-type="float">
            <text:p>6.113347</text:p>
          </table:table-cell>
          <table:table-cell office:value-type="float" office:value="4.213717" calcext:value-type="float">
            <text:p>4.213717</text:p>
          </table:table-cell>
          <table:table-cell office:value-type="float" office:value="490.11253" calcext:value-type="float">
            <text:p>490.11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.00801" calcext:value-type="float">
            <text:p>1.00801</text:p>
          </table:table-cell>
          <table:table-cell office:value-type="float" office:value="1.877551" calcext:value-type="float">
            <text:p>1.877551</text:p>
          </table:table-cell>
          <table:table-cell office:value-type="float" office:value="2.822774" calcext:value-type="float">
            <text:p>2.822774</text:p>
          </table:table-cell>
          <table:table-cell office:value-type="float" office:value="7.260039" calcext:value-type="float">
            <text:p>7.260039</text:p>
          </table:table-cell>
          <table:table-cell office:value-type="float" office:value="4.551865" calcext:value-type="float">
            <text:p>4.551865</text:p>
          </table:table-cell>
          <table:table-cell office:value-type="float" office:value="194.91794" calcext:value-type="float">
            <text:p>194.917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.01926" calcext:value-type="float">
            <text:p>1.01926</text:p>
          </table:table-cell>
          <table:table-cell office:value-type="float" office:value="1.89039" calcext:value-type="float">
            <text:p>1.89039</text:p>
          </table:table-cell>
          <table:table-cell office:value-type="float" office:value="3.018816" calcext:value-type="float">
            <text:p>3.018816</text:p>
          </table:table-cell>
          <table:table-cell office:value-type="float" office:value="6.301204" calcext:value-type="float">
            <text:p>6.301204</text:p>
          </table:table-cell>
          <table:table-cell office:value-type="float" office:value="4.844757" calcext:value-type="float">
            <text:p>4.844757</text:p>
          </table:table-cell>
          <table:table-cell office:value-type="float" office:value="126.76299" calcext:value-type="float">
            <text:p>126.762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.072127" calcext:value-type="float">
            <text:p>1.072127</text:p>
          </table:table-cell>
          <table:table-cell office:value-type="float" office:value="2.485866" calcext:value-type="float">
            <text:p>2.485866</text:p>
          </table:table-cell>
          <table:table-cell office:value-type="float" office:value="4.637181" calcext:value-type="float">
            <text:p>4.637181</text:p>
          </table:table-cell>
          <table:table-cell office:value-type="float" office:value="10.181484" calcext:value-type="float">
            <text:p>10.181484</text:p>
          </table:table-cell>
          <table:table-cell office:value-type="float" office:value="7.821317" calcext:value-type="float">
            <text:p>7.821317</text:p>
          </table:table-cell>
          <table:table-cell office:value-type="float" office:value="198.08015" calcext:value-type="float">
            <text:p>198.08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.021809" calcext:value-type="float">
            <text:p>1.021809</text:p>
          </table:table-cell>
          <table:table-cell office:value-type="float" office:value="2.647861" calcext:value-type="float">
            <text:p>2.647861</text:p>
          </table:table-cell>
          <table:table-cell office:value-type="float" office:value="4.112242" calcext:value-type="float">
            <text:p>4.112242</text:p>
          </table:table-cell>
          <table:table-cell office:value-type="float" office:value="15.524619" calcext:value-type="float">
            <text:p>15.524619</text:p>
          </table:table-cell>
          <table:table-cell office:value-type="float" office:value="9.798105" calcext:value-type="float">
            <text:p>9.798105</text:p>
          </table:table-cell>
          <table:table-cell office:value-type="float" office:value="415.46322" calcext:value-type="float">
            <text:p>415.463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14125" calcext:value-type="float">
            <text:p>1.714125</text:p>
          </table:table-cell>
          <table:table-cell office:value-type="float" office:value="2.873196" calcext:value-type="float">
            <text:p>2.873196</text:p>
          </table:table-cell>
          <table:table-cell office:value-type="float" office:value="10.310742" calcext:value-type="float">
            <text:p>10.310742</text:p>
          </table:table-cell>
          <table:table-cell office:value-type="float" office:value="6.678823" calcext:value-type="float">
            <text:p>6.678823</text:p>
          </table:table-cell>
          <table:table-cell office:value-type="float" office:value="353.74163" calcext:value-type="float">
            <text:p>353.74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76617" calcext:value-type="float">
            <text:p>1.076617</text:p>
          </table:table-cell>
          <table:table-cell office:value-type="float" office:value="1.381974" calcext:value-type="float">
            <text:p>1.381974</text:p>
          </table:table-cell>
          <table:table-cell office:value-type="float" office:value="2.926284" calcext:value-type="float">
            <text:p>2.926284</text:p>
          </table:table-cell>
          <table:table-cell office:value-type="float" office:value="2.239231" calcext:value-type="float">
            <text:p>2.239231</text:p>
          </table:table-cell>
          <table:table-cell office:value-type="float" office:value="122.69559" calcext:value-type="float">
            <text:p>122.69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21554" calcext:value-type="float">
            <text:p>1.221554</text:p>
          </table:table-cell>
          <table:table-cell office:value-type="float" office:value="1.448991" calcext:value-type="float">
            <text:p>1.448991</text:p>
          </table:table-cell>
          <table:table-cell office:value-type="float" office:value="2.39287" calcext:value-type="float">
            <text:p>2.39287</text:p>
          </table:table-cell>
          <table:table-cell office:value-type="float" office:value="1.92" calcext:value-type="float">
            <text:p>1.92</text:p>
          </table:table-cell>
          <table:table-cell office:value-type="float" office:value="107.29629" calcext:value-type="float">
            <text:p>107.296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317751" calcext:value-type="float">
            <text:p>1.317751</text:p>
          </table:table-cell>
          <table:table-cell office:value-type="float" office:value="1.60434" calcext:value-type="float">
            <text:p>1.60434</text:p>
          </table:table-cell>
          <table:table-cell office:value-type="float" office:value="2.587828" calcext:value-type="float">
            <text:p>2.587828</text:p>
          </table:table-cell>
          <table:table-cell office:value-type="float" office:value="2.084961" calcext:value-type="float">
            <text:p>2.084961</text:p>
          </table:table-cell>
          <table:table-cell office:value-type="float" office:value="116.79071" calcext:value-type="float">
            <text:p>116.79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39964" calcext:value-type="float">
            <text:p>1.339964</text:p>
          </table:table-cell>
          <table:table-cell office:value-type="float" office:value="1.716196" calcext:value-type="float">
            <text:p>1.716196</text:p>
          </table:table-cell>
          <table:table-cell office:value-type="float" office:value="4.284505" calcext:value-type="float">
            <text:p>4.284505</text:p>
          </table:table-cell>
          <table:table-cell office:value-type="float" office:value="2.569937" calcext:value-type="float">
            <text:p>2.569937</text:p>
          </table:table-cell>
          <table:table-cell office:value-type="float" office:value="177.65376" calcext:value-type="float">
            <text:p>177.65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.0145" calcext:value-type="float">
            <text:p>1.0145</text:p>
          </table:table-cell>
          <table:table-cell office:value-type="float" office:value="1.419087" calcext:value-type="float">
            <text:p>1.419087</text:p>
          </table:table-cell>
          <table:table-cell office:value-type="float" office:value="1.806859" calcext:value-type="float">
            <text:p>1.806859</text:p>
          </table:table-cell>
          <table:table-cell office:value-type="float" office:value="3.735945" calcext:value-type="float">
            <text:p>3.735945</text:p>
          </table:table-cell>
          <table:table-cell office:value-type="float" office:value="3.243816" calcext:value-type="float">
            <text:p>3.243816</text:p>
          </table:table-cell>
          <table:table-cell office:value-type="float" office:value="54.75831" calcext:value-type="float">
            <text:p>54.75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.071054" calcext:value-type="float">
            <text:p>1.071054</text:p>
          </table:table-cell>
          <table:table-cell office:value-type="float" office:value="1.740724" calcext:value-type="float">
            <text:p>1.740724</text:p>
          </table:table-cell>
          <table:table-cell office:value-type="float" office:value="3.010676" calcext:value-type="float">
            <text:p>3.010676</text:p>
          </table:table-cell>
          <table:table-cell office:value-type="float" office:value="5.860023" calcext:value-type="float">
            <text:p>5.860023</text:p>
          </table:table-cell>
          <table:table-cell office:value-type="float" office:value="6.602238" calcext:value-type="float">
            <text:p>6.602238</text:p>
          </table:table-cell>
          <table:table-cell office:value-type="float" office:value="84.17444" calcext:value-type="float">
            <text:p>84.17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668579" calcext:value-type="float">
            <text:p>1.668579</text:p>
          </table:table-cell>
          <table:table-cell office:value-type="float" office:value="2.823328" calcext:value-type="float">
            <text:p>2.823328</text:p>
          </table:table-cell>
          <table:table-cell office:value-type="float" office:value="10.905316" calcext:value-type="float">
            <text:p>10.905316</text:p>
          </table:table-cell>
          <table:table-cell office:value-type="float" office:value="6.349199" calcext:value-type="float">
            <text:p>6.349199</text:p>
          </table:table-cell>
          <table:table-cell office:value-type="float" office:value="419.22463" calcext:value-type="float">
            <text:p>419.224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58443" calcext:value-type="float">
            <text:p>1.558443</text:p>
          </table:table-cell>
          <table:table-cell office:value-type="float" office:value="2.075318" calcext:value-type="float">
            <text:p>2.075318</text:p>
          </table:table-cell>
          <table:table-cell office:value-type="float" office:value="4.686505" calcext:value-type="float">
            <text:p>4.686505</text:p>
          </table:table-cell>
          <table:table-cell office:value-type="float" office:value="3.555944" calcext:value-type="float">
            <text:p>3.555944</text:p>
          </table:table-cell>
          <table:table-cell office:value-type="float" office:value="136.77549" calcext:value-type="float">
            <text:p>136.77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64632" calcext:value-type="float">
            <text:p>1.464632</text:p>
          </table:table-cell>
          <table:table-cell office:value-type="float" office:value="1.905022" calcext:value-type="float">
            <text:p>1.905022</text:p>
          </table:table-cell>
          <table:table-cell office:value-type="float" office:value="3.664258" calcext:value-type="float">
            <text:p>3.664258</text:p>
          </table:table-cell>
          <table:table-cell office:value-type="float" office:value="3.047202" calcext:value-type="float">
            <text:p>3.047202</text:p>
          </table:table-cell>
          <table:table-cell office:value-type="float" office:value="122.42305" calcext:value-type="float">
            <text:p>122.423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403202" calcext:value-type="float">
            <text:p>1.403202</text:p>
          </table:table-cell>
          <table:table-cell office:value-type="float" office:value="1.841806" calcext:value-type="float">
            <text:p>1.841806</text:p>
          </table:table-cell>
          <table:table-cell office:value-type="float" office:value="4.760441" calcext:value-type="float">
            <text:p>4.760441</text:p>
          </table:table-cell>
          <table:table-cell office:value-type="float" office:value="2.870968" calcext:value-type="float">
            <text:p>2.870968</text:p>
          </table:table-cell>
          <table:table-cell office:value-type="float" office:value="451.76719" calcext:value-type="float">
            <text:p>451.76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37727" calcext:value-type="float">
            <text:p>1.337727</text:p>
          </table:table-cell>
          <table:table-cell office:value-type="float" office:value="1.898155" calcext:value-type="float">
            <text:p>1.898155</text:p>
          </table:table-cell>
          <table:table-cell office:value-type="float" office:value="7.136533" calcext:value-type="float">
            <text:p>7.136533</text:p>
          </table:table-cell>
          <table:table-cell office:value-type="float" office:value="3.347208" calcext:value-type="float">
            <text:p>3.347208</text:p>
          </table:table-cell>
          <table:table-cell office:value-type="float" office:value="587.61082" calcext:value-type="float">
            <text:p>587.61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447115" calcext:value-type="float">
            <text:p>1.447115</text:p>
          </table:table-cell>
          <table:table-cell office:value-type="float" office:value="2.116716" calcext:value-type="float">
            <text:p>2.116716</text:p>
          </table:table-cell>
          <table:table-cell office:value-type="float" office:value="4.73214" calcext:value-type="float">
            <text:p>4.73214</text:p>
          </table:table-cell>
          <table:table-cell office:value-type="float" office:value="3.577618" calcext:value-type="float">
            <text:p>3.577618</text:p>
          </table:table-cell>
          <table:table-cell office:value-type="float" office:value="64.61271" calcext:value-type="float">
            <text:p>64.612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699807" calcext:value-type="float">
            <text:p>1.699807</text:p>
          </table:table-cell>
          <table:table-cell office:value-type="float" office:value="3.008463" calcext:value-type="float">
            <text:p>3.008463</text:p>
          </table:table-cell>
          <table:table-cell office:value-type="float" office:value="7.44346" calcext:value-type="float">
            <text:p>7.44346</text:p>
          </table:table-cell>
          <table:table-cell office:value-type="float" office:value="6.985972" calcext:value-type="float">
            <text:p>6.985972</text:p>
          </table:table-cell>
          <table:table-cell office:value-type="float" office:value="159.14338" calcext:value-type="float">
            <text:p>159.143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620651" calcext:value-type="float">
            <text:p>1.620651</text:p>
          </table:table-cell>
          <table:table-cell office:value-type="float" office:value="2.761628" calcext:value-type="float">
            <text:p>2.761628</text:p>
          </table:table-cell>
          <table:table-cell office:value-type="float" office:value="11.440695" calcext:value-type="float">
            <text:p>11.440695</text:p>
          </table:table-cell>
          <table:table-cell office:value-type="float" office:value="6.442715" calcext:value-type="float">
            <text:p>6.442715</text:p>
          </table:table-cell>
          <table:table-cell office:value-type="float" office:value="418.68811" calcext:value-type="float">
            <text:p>418.688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29542" calcext:value-type="float">
            <text:p>1.429542</text:p>
          </table:table-cell>
          <table:table-cell office:value-type="float" office:value="1.962989" calcext:value-type="float">
            <text:p>1.962989</text:p>
          </table:table-cell>
          <table:table-cell office:value-type="float" office:value="4.076711" calcext:value-type="float">
            <text:p>4.076711</text:p>
          </table:table-cell>
          <table:table-cell office:value-type="float" office:value="3.55789" calcext:value-type="float">
            <text:p>3.55789</text:p>
          </table:table-cell>
          <table:table-cell office:value-type="float" office:value="61.39412" calcext:value-type="float">
            <text:p>61.394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08707" calcext:value-type="float">
            <text:p>1.208707</text:p>
          </table:table-cell>
          <table:table-cell office:value-type="float" office:value="1.499659" calcext:value-type="float">
            <text:p>1.499659</text:p>
          </table:table-cell>
          <table:table-cell office:value-type="float" office:value="2.423778" calcext:value-type="float">
            <text:p>2.423778</text:p>
          </table:table-cell>
          <table:table-cell office:value-type="float" office:value="2.208072" calcext:value-type="float">
            <text:p>2.208072</text:p>
          </table:table-cell>
          <table:table-cell office:value-type="float" office:value="33.86223" calcext:value-type="float">
            <text:p>33.862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22222" calcext:value-type="float">
            <text:p>1.222222</text:p>
          </table:table-cell>
          <table:table-cell office:value-type="float" office:value="1.559322" calcext:value-type="float">
            <text:p>1.559322</text:p>
          </table:table-cell>
          <table:table-cell office:value-type="float" office:value="2.780196" calcext:value-type="float">
            <text:p>2.780196</text:p>
          </table:table-cell>
          <table:table-cell office:value-type="float" office:value="2.235893" calcext:value-type="float">
            <text:p>2.235893</text:p>
          </table:table-cell>
          <table:table-cell office:value-type="float" office:value="107.02897" calcext:value-type="float">
            <text:p>107.028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219121" calcext:value-type="float">
            <text:p>1.219121</text:p>
          </table:table-cell>
          <table:table-cell office:value-type="float" office:value="1.576076" calcext:value-type="float">
            <text:p>1.576076</text:p>
          </table:table-cell>
          <table:table-cell office:value-type="float" office:value="2.667516" calcext:value-type="float">
            <text:p>2.667516</text:p>
          </table:table-cell>
          <table:table-cell office:value-type="float" office:value="2.298538" calcext:value-type="float">
            <text:p>2.298538</text:p>
          </table:table-cell>
          <table:table-cell office:value-type="float" office:value="150.48317" calcext:value-type="float">
            <text:p>150.483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230549" calcext:value-type="float">
            <text:p>1.230549</text:p>
          </table:table-cell>
          <table:table-cell office:value-type="float" office:value="1.615068" calcext:value-type="float">
            <text:p>1.615068</text:p>
          </table:table-cell>
          <table:table-cell office:value-type="float" office:value="2.667156" calcext:value-type="float">
            <text:p>2.667156</text:p>
          </table:table-cell>
          <table:table-cell office:value-type="float" office:value="2.3056" calcext:value-type="float">
            <text:p>2.3056</text:p>
          </table:table-cell>
          <table:table-cell office:value-type="float" office:value="40.91789" calcext:value-type="float">
            <text:p>40.917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212822" calcext:value-type="float">
            <text:p>1.212822</text:p>
          </table:table-cell>
          <table:table-cell office:value-type="float" office:value="1.606758" calcext:value-type="float">
            <text:p>1.606758</text:p>
          </table:table-cell>
          <table:table-cell office:value-type="float" office:value="2.448978" calcext:value-type="float">
            <text:p>2.448978</text:p>
          </table:table-cell>
          <table:table-cell office:value-type="float" office:value="2.327928" calcext:value-type="float">
            <text:p>2.327928</text:p>
          </table:table-cell>
          <table:table-cell office:value-type="float" office:value="23.94079" calcext:value-type="float">
            <text:p>23.940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370495" calcext:value-type="float">
            <text:p>1.370495</text:p>
          </table:table-cell>
          <table:table-cell office:value-type="float" office:value="1.872618" calcext:value-type="float">
            <text:p>1.872618</text:p>
          </table:table-cell>
          <table:table-cell office:value-type="float" office:value="2.71295" calcext:value-type="float">
            <text:p>2.71295</text:p>
          </table:table-cell>
          <table:table-cell office:value-type="float" office:value="3.25177" calcext:value-type="float">
            <text:p>3.25177</text:p>
          </table:table-cell>
          <table:table-cell office:value-type="float" office:value="12.31812" calcext:value-type="float">
            <text:p>12.318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463337" calcext:value-type="float">
            <text:p>1.463337</text:p>
          </table:table-cell>
          <table:table-cell office:value-type="float" office:value="1.937882" calcext:value-type="float">
            <text:p>1.937882</text:p>
          </table:table-cell>
          <table:table-cell office:value-type="float" office:value="4.107471" calcext:value-type="float">
            <text:p>4.107471</text:p>
          </table:table-cell>
          <table:table-cell office:value-type="float" office:value="3.526664" calcext:value-type="float">
            <text:p>3.526664</text:p>
          </table:table-cell>
          <table:table-cell office:value-type="float" office:value="52.36089" calcext:value-type="float">
            <text:p>52.360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72558" calcext:value-type="float">
            <text:p>1.472558</text:p>
          </table:table-cell>
          <table:table-cell office:value-type="float" office:value="2.127786" calcext:value-type="float">
            <text:p>2.127786</text:p>
          </table:table-cell>
          <table:table-cell office:value-type="float" office:value="3.930179" calcext:value-type="float">
            <text:p>3.930179</text:p>
          </table:table-cell>
          <table:table-cell office:value-type="float" office:value="3.215962" calcext:value-type="float">
            <text:p>3.215962</text:p>
          </table:table-cell>
          <table:table-cell office:value-type="float" office:value="49.47559" calcext:value-type="float">
            <text:p>49.47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436097" calcext:value-type="float">
            <text:p>1.436097</text:p>
          </table:table-cell>
          <table:table-cell office:value-type="float" office:value="1.980554" calcext:value-type="float">
            <text:p>1.980554</text:p>
          </table:table-cell>
          <table:table-cell office:value-type="float" office:value="4.271751" calcext:value-type="float">
            <text:p>4.271751</text:p>
          </table:table-cell>
          <table:table-cell office:value-type="float" office:value="3.347342" calcext:value-type="float">
            <text:p>3.347342</text:p>
          </table:table-cell>
          <table:table-cell office:value-type="float" office:value="351.32926" calcext:value-type="float">
            <text:p>351.329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380952" calcext:value-type="float">
            <text:p>1.380952</text:p>
          </table:table-cell>
          <table:table-cell office:value-type="float" office:value="1.833333" calcext:value-type="float">
            <text:p>1.833333</text:p>
          </table:table-cell>
          <table:table-cell office:value-type="float" office:value="3.298312" calcext:value-type="float">
            <text:p>3.298312</text:p>
          </table:table-cell>
          <table:table-cell office:value-type="float" office:value="3.019362" calcext:value-type="float">
            <text:p>3.019362</text:p>
          </table:table-cell>
          <table:table-cell office:value-type="float" office:value="68.2742" calcext:value-type="float">
            <text:p>68.27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336928" calcext:value-type="float">
            <text:p>1.336928</text:p>
          </table:table-cell>
          <table:table-cell office:value-type="float" office:value="1.716404" calcext:value-type="float">
            <text:p>1.716404</text:p>
          </table:table-cell>
          <table:table-cell office:value-type="float" office:value="3.71067" calcext:value-type="float">
            <text:p>3.71067</text:p>
          </table:table-cell>
          <table:table-cell office:value-type="float" office:value="2.729302" calcext:value-type="float">
            <text:p>2.729302</text:p>
          </table:table-cell>
          <table:table-cell office:value-type="float" office:value="152.08278" calcext:value-type="float">
            <text:p>152.082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265686" calcext:value-type="float">
            <text:p>1.265686</text:p>
          </table:table-cell>
          <table:table-cell office:value-type="float" office:value="1.869635" calcext:value-type="float">
            <text:p>1.869635</text:p>
          </table:table-cell>
          <table:table-cell office:value-type="float" office:value="3.643286" calcext:value-type="float">
            <text:p>3.643286</text:p>
          </table:table-cell>
          <table:table-cell office:value-type="float" office:value="3.049201" calcext:value-type="float">
            <text:p>3.049201</text:p>
          </table:table-cell>
          <table:table-cell office:value-type="float" office:value="74.28895" calcext:value-type="float">
            <text:p>74.288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37966" calcext:value-type="float">
            <text:p>1.37966</text:p>
          </table:table-cell>
          <table:table-cell office:value-type="float" office:value="2.020402" calcext:value-type="float">
            <text:p>2.020402</text:p>
          </table:table-cell>
          <table:table-cell office:value-type="float" office:value="4.193263" calcext:value-type="float">
            <text:p>4.193263</text:p>
          </table:table-cell>
          <table:table-cell office:value-type="float" office:value="3.319566" calcext:value-type="float">
            <text:p>3.319566</text:p>
          </table:table-cell>
          <table:table-cell office:value-type="float" office:value="123.88364" calcext:value-type="float">
            <text:p>123.883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433257" calcext:value-type="float">
            <text:p>1.433257</text:p>
          </table:table-cell>
          <table:table-cell office:value-type="float" office:value="1.909267" calcext:value-type="float">
            <text:p>1.909267</text:p>
          </table:table-cell>
          <table:table-cell office:value-type="float" office:value="3.958186" calcext:value-type="float">
            <text:p>3.958186</text:p>
          </table:table-cell>
          <table:table-cell office:value-type="float" office:value="3.532861" calcext:value-type="float">
            <text:p>3.532861</text:p>
          </table:table-cell>
          <table:table-cell office:value-type="float" office:value="50.09835" calcext:value-type="float">
            <text:p>50.098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10405" calcext:value-type="float">
            <text:p>1.310405</text:p>
          </table:table-cell>
          <table:table-cell office:value-type="float" office:value="1.911504" calcext:value-type="float">
            <text:p>1.911504</text:p>
          </table:table-cell>
          <table:table-cell office:value-type="float" office:value="5.968869" calcext:value-type="float">
            <text:p>5.968869</text:p>
          </table:table-cell>
          <table:table-cell office:value-type="float" office:value="3.394823" calcext:value-type="float">
            <text:p>3.394823</text:p>
          </table:table-cell>
          <table:table-cell office:value-type="float" office:value="633.03789" calcext:value-type="float">
            <text:p>633.037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75563" calcext:value-type="float">
            <text:p>1.075563</text:p>
          </table:table-cell>
          <table:table-cell office:value-type="float" office:value="1.752316" calcext:value-type="float">
            <text:p>1.752316</text:p>
          </table:table-cell>
          <table:table-cell office:value-type="float" office:value="1.368699" calcext:value-type="float">
            <text:p>1.368699</text:p>
          </table:table-cell>
          <table:table-cell office:value-type="float" office:value="48.8889" calcext:value-type="float">
            <text:p>48.8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110439" calcext:value-type="float">
            <text:p>1.110439</text:p>
          </table:table-cell>
          <table:table-cell office:value-type="float" office:value="1.276318" calcext:value-type="float">
            <text:p>1.276318</text:p>
          </table:table-cell>
          <table:table-cell office:value-type="float" office:value="1.911321" calcext:value-type="float">
            <text:p>1.911321</text:p>
          </table:table-cell>
          <table:table-cell office:value-type="float" office:value="1.586294" calcext:value-type="float">
            <text:p>1.586294</text:p>
          </table:table-cell>
          <table:table-cell office:value-type="float" office:value="123.71783" calcext:value-type="float">
            <text:p>123.71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66667" calcext:value-type="float">
            <text:p>1.166667</text:p>
          </table:table-cell>
          <table:table-cell office:value-type="float" office:value="1.337204" calcext:value-type="float">
            <text:p>1.337204</text:p>
          </table:table-cell>
          <table:table-cell office:value-type="float" office:value="1.722642" calcext:value-type="float">
            <text:p>1.722642</text:p>
          </table:table-cell>
          <table:table-cell office:value-type="float" office:value="1.75" calcext:value-type="float">
            <text:p>1.75</text:p>
          </table:table-cell>
          <table:table-cell office:value-type="float" office:value="11.61611" calcext:value-type="float">
            <text:p>11.616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173327" calcext:value-type="float">
            <text:p>1.173327</text:p>
          </table:table-cell>
          <table:table-cell office:value-type="float" office:value="1.384559" calcext:value-type="float">
            <text:p>1.384559</text:p>
          </table:table-cell>
          <table:table-cell office:value-type="float" office:value="4.404522" calcext:value-type="float">
            <text:p>4.404522</text:p>
          </table:table-cell>
          <table:table-cell office:value-type="float" office:value="1.812517" calcext:value-type="float">
            <text:p>1.812517</text:p>
          </table:table-cell>
          <table:table-cell office:value-type="float" office:value="434.09414" calcext:value-type="float">
            <text:p>434.094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50801" calcext:value-type="float">
            <text:p>1.150801</text:p>
          </table:table-cell>
          <table:table-cell office:value-type="float" office:value="1.395486" calcext:value-type="float">
            <text:p>1.395486</text:p>
          </table:table-cell>
          <table:table-cell office:value-type="float" office:value="2.089229" calcext:value-type="float">
            <text:p>2.089229</text:p>
          </table:table-cell>
          <table:table-cell office:value-type="float" office:value="1.90698" calcext:value-type="float">
            <text:p>1.90698</text:p>
          </table:table-cell>
          <table:table-cell office:value-type="float" office:value="33.19483" calcext:value-type="float">
            <text:p>33.194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.001585" calcext:value-type="float">
            <text:p>1.001585</text:p>
          </table:table-cell>
          <table:table-cell office:value-type="float" office:value="1.341667" calcext:value-type="float">
            <text:p>1.341667</text:p>
          </table:table-cell>
          <table:table-cell office:value-type="float" office:value="1.712109" calcext:value-type="float">
            <text:p>1.712109</text:p>
          </table:table-cell>
          <table:table-cell office:value-type="float" office:value="2.694935" calcext:value-type="float">
            <text:p>2.694935</text:p>
          </table:table-cell>
          <table:table-cell office:value-type="float" office:value="2.37576" calcext:value-type="float">
            <text:p>2.37576</text:p>
          </table:table-cell>
          <table:table-cell office:value-type="float" office:value="20.80316" calcext:value-type="float">
            <text:p>20.803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324384" calcext:value-type="float">
            <text:p>1.324384</text:p>
          </table:table-cell>
          <table:table-cell office:value-type="float" office:value="1.93373" calcext:value-type="float">
            <text:p>1.93373</text:p>
          </table:table-cell>
          <table:table-cell office:value-type="float" office:value="6.540632" calcext:value-type="float">
            <text:p>6.540632</text:p>
          </table:table-cell>
          <table:table-cell office:value-type="float" office:value="3.305717" calcext:value-type="float">
            <text:p>3.305717</text:p>
          </table:table-cell>
          <table:table-cell office:value-type="float" office:value="468.29545" calcext:value-type="float">
            <text:p>468.295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82289" calcext:value-type="float">
            <text:p>1.382289</text:p>
          </table:table-cell>
          <table:table-cell office:value-type="float" office:value="1.772917" calcext:value-type="float">
            <text:p>1.772917</text:p>
          </table:table-cell>
          <table:table-cell office:value-type="float" office:value="3.69818" calcext:value-type="float">
            <text:p>3.69818</text:p>
          </table:table-cell>
          <table:table-cell office:value-type="float" office:value="2.854359" calcext:value-type="float">
            <text:p>2.854359</text:p>
          </table:table-cell>
          <table:table-cell office:value-type="float" office:value="39.86932" calcext:value-type="float">
            <text:p>39.869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302585" calcext:value-type="float">
            <text:p>1.302585</text:p>
          </table:table-cell>
          <table:table-cell office:value-type="float" office:value="1.74662" calcext:value-type="float">
            <text:p>1.74662</text:p>
          </table:table-cell>
          <table:table-cell office:value-type="float" office:value="4.456916" calcext:value-type="float">
            <text:p>4.456916</text:p>
          </table:table-cell>
          <table:table-cell office:value-type="float" office:value="2.769686" calcext:value-type="float">
            <text:p>2.769686</text:p>
          </table:table-cell>
          <table:table-cell office:value-type="float" office:value="411.02739" calcext:value-type="float">
            <text:p>411.027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257313" calcext:value-type="float">
            <text:p>1.257313</text:p>
          </table:table-cell>
          <table:table-cell office:value-type="float" office:value="1.608466" calcext:value-type="float">
            <text:p>1.608466</text:p>
          </table:table-cell>
          <table:table-cell office:value-type="float" office:value="2.527558" calcext:value-type="float">
            <text:p>2.527558</text:p>
          </table:table-cell>
          <table:table-cell office:value-type="float" office:value="2.330285" calcext:value-type="float">
            <text:p>2.330285</text:p>
          </table:table-cell>
          <table:table-cell office:value-type="float" office:value="61.22886" calcext:value-type="float">
            <text:p>61.228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183673" calcext:value-type="float">
            <text:p>1.183673</text:p>
          </table:table-cell>
          <table:table-cell office:value-type="float" office:value="1.542683" calcext:value-type="float">
            <text:p>1.542683</text:p>
          </table:table-cell>
          <table:table-cell office:value-type="float" office:value="4.731608" calcext:value-type="float">
            <text:p>4.731608</text:p>
          </table:table-cell>
          <table:table-cell office:value-type="float" office:value="2.388889" calcext:value-type="float">
            <text:p>2.388889</text:p>
          </table:table-cell>
          <table:table-cell office:value-type="float" office:value="397.58394" calcext:value-type="float">
            <text:p>397.583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217391" calcext:value-type="float">
            <text:p>1.217391</text:p>
          </table:table-cell>
          <table:table-cell office:value-type="float" office:value="1.659622" calcext:value-type="float">
            <text:p>1.659622</text:p>
          </table:table-cell>
          <table:table-cell office:value-type="float" office:value="3.03675" calcext:value-type="float">
            <text:p>3.03675</text:p>
          </table:table-cell>
          <table:table-cell office:value-type="float" office:value="2.431025" calcext:value-type="float">
            <text:p>2.431025</text:p>
          </table:table-cell>
          <table:table-cell office:value-type="float" office:value="38.38921" calcext:value-type="float">
            <text:p>38.389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37919" calcext:value-type="float">
            <text:p>1.37919</text:p>
          </table:table-cell>
          <table:table-cell office:value-type="float" office:value="1.917294" calcext:value-type="float">
            <text:p>1.917294</text:p>
          </table:table-cell>
          <table:table-cell office:value-type="float" office:value="4.387863" calcext:value-type="float">
            <text:p>4.387863</text:p>
          </table:table-cell>
          <table:table-cell office:value-type="float" office:value="2.70929" calcext:value-type="float">
            <text:p>2.70929</text:p>
          </table:table-cell>
          <table:table-cell office:value-type="float" office:value="92.36487" calcext:value-type="float">
            <text:p>92.364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302722" calcext:value-type="float">
            <text:p>1.302722</text:p>
          </table:table-cell>
          <table:table-cell office:value-type="float" office:value="1.898171" calcext:value-type="float">
            <text:p>1.898171</text:p>
          </table:table-cell>
          <table:table-cell office:value-type="float" office:value="6.753566" calcext:value-type="float">
            <text:p>6.753566</text:p>
          </table:table-cell>
          <table:table-cell office:value-type="float" office:value="3.339122" calcext:value-type="float">
            <text:p>3.339122</text:p>
          </table:table-cell>
          <table:table-cell office:value-type="float" office:value="522.52047" calcext:value-type="float">
            <text:p>522.52047</text:p>
          </table:table-cell>
          <table:table-cell table:number-columns-repeated="1013"/>
        </table:table-row>
      </table:table>
      <table:table table:name="Order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" calcext:value-type="float">
            <text:p>1</text:p>
          </table:table-cell>
          <table:table-cell office:value-type="float" office:value="1.309032" calcext:value-type="float">
            <text:p>1.309032</text:p>
          </table:table-cell>
          <table:table-cell office:value-type="float" office:value="1.612069" calcext:value-type="float">
            <text:p>1.612069</text:p>
          </table:table-cell>
          <table:table-cell office:value-type="float" office:value="2.083081" calcext:value-type="float">
            <text:p>2.083081</text:p>
          </table:table-cell>
          <table:table-cell office:value-type="float" office:value="2.042708" calcext:value-type="float">
            <text:p>2.042708</text:p>
          </table:table-cell>
          <table:table-cell office:value-type="float" office:value="26.01876" calcext:value-type="float">
            <text:p>26.018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1" calcext:value-type="float">
            <text:p>1</text:p>
          </table:table-cell>
          <table:table-cell office:value-type="float" office:value="1.017588" calcext:value-type="float">
            <text:p>1.017588</text:p>
          </table:table-cell>
          <table:table-cell office:value-type="float" office:value="1.174803" calcext:value-type="float">
            <text:p>1.174803</text:p>
          </table:table-cell>
          <table:table-cell office:value-type="float" office:value="1.321809" calcext:value-type="float">
            <text:p>1.321809</text:p>
          </table:table-cell>
          <table:table-cell office:value-type="float" office:value="1.386001" calcext:value-type="float">
            <text:p>1.386001</text:p>
          </table:table-cell>
          <table:table-cell office:value-type="float" office:value="6.939996" calcext:value-type="float">
            <text:p>6.9399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50802" calcext:value-type="float">
            <text:p>1.150802</text:p>
          </table:table-cell>
          <table:table-cell office:value-type="float" office:value="1.549915" calcext:value-type="float">
            <text:p>1.549915</text:p>
          </table:table-cell>
          <table:table-cell office:value-type="float" office:value="1.509226" calcext:value-type="float">
            <text:p>1.509226</text:p>
          </table:table-cell>
          <table:table-cell office:value-type="float" office:value="21.829058" calcext:value-type="float">
            <text:p>21.8290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in-prev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111513" calcext:value-type="float">
            <text:p>1.111513</text:p>
          </table:table-cell>
          <table:table-cell office:value-type="float" office:value="1.111646" calcext:value-type="float">
            <text:p>1.111646</text:p>
          </table:table-cell>
          <table:table-cell office:value-type="float" office:value="6.420964" calcext:value-type="float">
            <text:p>6.420964</text:p>
          </table:table-cell>
          <table:table-cell table:number-columns-repeated="1016"/>
        </table:table-row>
      </table:table>
      <table:table table:name="Saturation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82313" calcext:value-type="float">
            <text:p>1.182313</text:p>
          </table:table-cell>
          <table:table-cell office:value-type="float" office:value="1.5625" calcext:value-type="float">
            <text:p>1.5625</text:p>
          </table:table-cell>
          <table:table-cell office:value-type="float" office:value="3.02444" calcext:value-type="float">
            <text:p>3.02444</text:p>
          </table:table-cell>
          <table:table-cell office:value-type="float" office:value="2.443088" calcext:value-type="float">
            <text:p>2.443088</text:p>
          </table:table-cell>
          <table:table-cell office:value-type="float" office:value="61.394119" calcext:value-type="float">
            <text:p>61.3941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.554326" calcext:value-type="float">
            <text:p>1.554326</text:p>
          </table:table-cell>
          <table:table-cell office:value-type="float" office:value="1.205636" calcext:value-type="float">
            <text:p>1.205636</text:p>
          </table:table-cell>
          <table:table-cell office:value-type="float" office:value="30.785915" calcext:value-type="float">
            <text:p>30.7859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52319" calcext:value-type="float">
            <text:p>1.052319</text:p>
          </table:table-cell>
          <table:table-cell office:value-type="float" office:value="1.188803" calcext:value-type="float">
            <text:p>1.188803</text:p>
          </table:table-cell>
          <table:table-cell office:value-type="float" office:value="1.802556" calcext:value-type="float">
            <text:p>1.802556</text:p>
          </table:table-cell>
          <table:table-cell office:value-type="float" office:value="1.460729" calcext:value-type="float">
            <text:p>1.460729</text:p>
          </table:table-cell>
          <table:table-cell office:value-type="float" office:value="107.028972" calcext:value-type="float">
            <text:p>107.0289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89633" calcext:value-type="float">
            <text:p>1.089633</text:p>
          </table:table-cell>
          <table:table-cell office:value-type="float" office:value="1.25" calcext:value-type="float">
            <text:p>1.25</text:p>
          </table:table-cell>
          <table:table-cell office:value-type="float" office:value="1.873978" calcext:value-type="float">
            <text:p>1.873978</text:p>
          </table:table-cell>
          <table:table-cell office:value-type="float" office:value="1.6" calcext:value-type="float">
            <text:p>1.6</text:p>
          </table:table-cell>
          <table:table-cell office:value-type="float" office:value="116.790714" calcext:value-type="float">
            <text:p>116.790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122213" calcext:value-type="float">
            <text:p>1.122213</text:p>
          </table:table-cell>
          <table:table-cell office:value-type="float" office:value="1.25662" calcext:value-type="float">
            <text:p>1.25662</text:p>
          </table:table-cell>
          <table:table-cell office:value-type="float" office:value="2.430476" calcext:value-type="float">
            <text:p>2.430476</text:p>
          </table:table-cell>
          <table:table-cell office:value-type="float" office:value="1.640481" calcext:value-type="float">
            <text:p>1.640481</text:p>
          </table:table-cell>
          <table:table-cell office:value-type="float" office:value="152.128037" calcext:value-type="float">
            <text:p>152.1280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09163" calcext:value-type="float">
            <text:p>1.09163</text:p>
          </table:table-cell>
          <table:table-cell office:value-type="float" office:value="1.281573" calcext:value-type="float">
            <text:p>1.281573</text:p>
          </table:table-cell>
          <table:table-cell office:value-type="float" office:value="1.625195" calcext:value-type="float">
            <text:p>1.625195</text:p>
          </table:table-cell>
          <table:table-cell office:value-type="float" office:value="1.657723" calcext:value-type="float">
            <text:p>1.657723</text:p>
          </table:table-cell>
          <table:table-cell office:value-type="float" office:value="9.211984" calcext:value-type="float">
            <text:p>9.2119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252921" calcext:value-type="float">
            <text:p>1.252921</text:p>
          </table:table-cell>
          <table:table-cell office:value-type="float" office:value="1.545839" calcext:value-type="float">
            <text:p>1.545839</text:p>
          </table:table-cell>
          <table:table-cell office:value-type="float" office:value="2.162747" calcext:value-type="float">
            <text:p>2.162747</text:p>
          </table:table-cell>
          <table:table-cell office:value-type="float" office:value="2.080652" calcext:value-type="float">
            <text:p>2.080652</text:p>
          </table:table-cell>
          <table:table-cell office:value-type="float" office:value="9.394398" calcext:value-type="float">
            <text:p>9.3943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72479" calcext:value-type="float">
            <text:p>1.172479</text:p>
          </table:table-cell>
          <table:table-cell office:value-type="float" office:value="1.560972" calcext:value-type="float">
            <text:p>1.560972</text:p>
          </table:table-cell>
          <table:table-cell office:value-type="float" office:value="2.863839" calcext:value-type="float">
            <text:p>2.863839</text:p>
          </table:table-cell>
          <table:table-cell office:value-type="float" office:value="2.385476" calcext:value-type="float">
            <text:p>2.385476</text:p>
          </table:table-cell>
          <table:table-cell office:value-type="float" office:value="49.891646" calcext:value-type="float">
            <text:p>49.8916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.650817" calcext:value-type="float">
            <text:p>1.650817</text:p>
          </table:table-cell>
          <table:table-cell office:value-type="float" office:value="3.212909" calcext:value-type="float">
            <text:p>3.212909</text:p>
          </table:table-cell>
          <table:table-cell office:value-type="float" office:value="2.708778" calcext:value-type="float">
            <text:p>2.708778</text:p>
          </table:table-cell>
          <table:table-cell office:value-type="float" office:value="49.184577" calcext:value-type="float">
            <text:p>49.1845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21519" calcext:value-type="float">
            <text:p>1.221519</text:p>
          </table:table-cell>
          <table:table-cell office:value-type="float" office:value="1.593231" calcext:value-type="float">
            <text:p>1.593231</text:p>
          </table:table-cell>
          <table:table-cell office:value-type="float" office:value="3.612692" calcext:value-type="float">
            <text:p>3.612692</text:p>
          </table:table-cell>
          <table:table-cell office:value-type="float" office:value="2.41604" calcext:value-type="float">
            <text:p>2.41604</text:p>
          </table:table-cell>
          <table:table-cell office:value-type="float" office:value="351.329265" calcext:value-type="float">
            <text:p>351.3292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165367" calcext:value-type="float">
            <text:p>1.165367</text:p>
          </table:table-cell>
          <table:table-cell office:value-type="float" office:value="1.518487" calcext:value-type="float">
            <text:p>1.518487</text:p>
          </table:table-cell>
          <table:table-cell office:value-type="float" office:value="2.589492" calcext:value-type="float">
            <text:p>2.589492</text:p>
          </table:table-cell>
          <table:table-cell office:value-type="float" office:value="2.105473" calcext:value-type="float">
            <text:p>2.105473</text:p>
          </table:table-cell>
          <table:table-cell office:value-type="float" office:value="68.274196" calcext:value-type="float">
            <text:p>68.2741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104578" calcext:value-type="float">
            <text:p>1.104578</text:p>
          </table:table-cell>
          <table:table-cell office:value-type="float" office:value="1.418576" calcext:value-type="float">
            <text:p>1.418576</text:p>
          </table:table-cell>
          <table:table-cell office:value-type="float" office:value="2.968777" calcext:value-type="float">
            <text:p>2.968777</text:p>
          </table:table-cell>
          <table:table-cell office:value-type="float" office:value="2.085437" calcext:value-type="float">
            <text:p>2.085437</text:p>
          </table:table-cell>
          <table:table-cell office:value-type="float" office:value="152.082778" calcext:value-type="float">
            <text:p>152.0827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.194531" calcext:value-type="float">
            <text:p>1.194531</text:p>
          </table:table-cell>
          <table:table-cell office:value-type="float" office:value="1.433464" calcext:value-type="float">
            <text:p>1.433464</text:p>
          </table:table-cell>
          <table:table-cell office:value-type="float" office:value="2.918023" calcext:value-type="float">
            <text:p>2.918023</text:p>
          </table:table-cell>
          <table:table-cell office:value-type="float" office:value="2.220464" calcext:value-type="float">
            <text:p>2.220464</text:p>
          </table:table-cell>
          <table:table-cell office:value-type="float" office:value="74.288953" calcext:value-type="float">
            <text:p>74.2889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.285582" calcext:value-type="float">
            <text:p>1.285582</text:p>
          </table:table-cell>
          <table:table-cell office:value-type="float" office:value="1.548048" calcext:value-type="float">
            <text:p>1.548048</text:p>
          </table:table-cell>
          <table:table-cell office:value-type="float" office:value="2.843523" calcext:value-type="float">
            <text:p>2.843523</text:p>
          </table:table-cell>
          <table:table-cell office:value-type="float" office:value="2.411959" calcext:value-type="float">
            <text:p>2.411959</text:p>
          </table:table-cell>
          <table:table-cell office:value-type="float" office:value="41.6438" calcext:value-type="float">
            <text:p>41.64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" calcext:value-type="float">
            <text:p>1</text:p>
          </table:table-cell>
          <table:table-cell office:value-type="float" office:value="1.176471" calcext:value-type="float">
            <text:p>1.176471</text:p>
          </table:table-cell>
          <table:table-cell office:value-type="float" office:value="1.553004" calcext:value-type="float">
            <text:p>1.553004</text:p>
          </table:table-cell>
          <table:table-cell office:value-type="float" office:value="2.756831" calcext:value-type="float">
            <text:p>2.756831</text:p>
          </table:table-cell>
          <table:table-cell office:value-type="float" office:value="2.350192" calcext:value-type="float">
            <text:p>2.350192</text:p>
          </table:table-cell>
          <table:table-cell office:value-type="float" office:value="47.110767" calcext:value-type="float">
            <text:p>47.110767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31:27.144302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6:11:04.756616774</meta:creation-date>
    <dc:date>2016-09-16T15:33:48.774981766</dc:date>
    <meta:editing-duration>PT2M55S</meta:editing-duration>
    <meta:editing-cycles>3</meta:editing-cycles>
    <meta:generator>LibreOffice/4.2.8.2$Linux_X86_64 LibreOffice_project/420m0$Build-2</meta:generator>
    <meta:document-statistic meta:table-count="3" meta:cell-count="707" meta:object-count="0"/>
  </office:meta>
</office:document-meta>
</file>